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5.726cm" svg:y="0.316cm">
            <draw:object draw:notify-on-update-of-ranges="Sheet1.B28:Sheet1.B51 Sheet1.E3:Sheet1.E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84cm" svg:height="8.995cm" svg:x="15.106cm" svg:y="11.922cm">
            <draw:object draw:notify-on-update-of-ranges="Sheet1.A28:Sheet1.A51 Sheet1.E28:Sheet1.E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, К</text:p>
          </table:table-cell>
          <table:table-cell office:value-type="string" calcext:value-type="string">
            <text:p>l_ниж, см</text:p>
          </table:table-cell>
          <table:table-cell office:value-type="string" calcext:value-type="string">
            <text:p>l_верх, см</text:p>
          </table:table-cell>
          <table:table-cell table:number-columns-repeated="5"/>
        </table:table-row>
        <table:table-row table:style-name="ro1">
          <table:table-cell office:value-type="float" office:value="23.04" calcext:value-type="float">
            <text:p>23,04</text:p>
          </table:table-cell>
          <table:table-cell table:number-columns-repeated="7"/>
        </table:table-row>
        <table:table-row table:style-name="ro1">
          <table:table-cell office:value-type="float" office:value="24.04" calcext:value-type="float">
            <text:p>24,04</text:p>
          </table:table-cell>
          <table:table-cell office:value-type="float" office:value="6.6" calcext:value-type="float">
            <text:p>6,6</text:p>
          </table:table-cell>
          <table:table-cell office:value-type="float" office:value="8.8" calcext:value-type="float">
            <text:p>8,8</text:p>
          </table:table-cell>
          <table:table-cell table:formula="of:=[.C3]-[.B3]" office:value-type="float" office:value="2.2" calcext:value-type="float">
            <text:p>2,2</text:p>
          </table:table-cell>
          <table:table-cell table:formula="of:=[.D3]*1332" office:value-type="float" office:value="2930.4" calcext:value-type="float">
            <text:p>2930,4</text:p>
          </table:table-cell>
          <table:table-cell table:number-columns-repeated="3"/>
        </table:table-row>
        <table:table-row table:style-name="ro1">
          <table:table-cell office:value-type="float" office:value="25.04" calcext:value-type="float">
            <text:p>25,04</text:p>
          </table:table-cell>
          <table:table-cell office:value-type="float" office:value="6.55" calcext:value-type="float">
            <text:p>6,55</text:p>
          </table:table-cell>
          <table:table-cell office:value-type="float" office:value="8.87" calcext:value-type="float">
            <text:p>8,87</text:p>
          </table:table-cell>
          <table:table-cell table:formula="of:=[.C4]-[.B4]" office:value-type="float" office:value="2.32" calcext:value-type="float">
            <text:p>2,32</text:p>
          </table:table-cell>
          <table:table-cell table:formula="of:=[.D4]*1332" office:value-type="float" office:value="3090.24" calcext:value-type="float">
            <text:p>3090,24</text:p>
          </table:table-cell>
          <table:table-cell table:number-columns-repeated="3"/>
        </table:table-row>
        <table:table-row table:style-name="ro1">
          <table:table-cell office:value-type="float" office:value="26.04" calcext:value-type="float">
            <text:p>26,04</text:p>
          </table:table-cell>
          <table:table-cell office:value-type="float" office:value="6.48" calcext:value-type="float">
            <text:p>6,48</text:p>
          </table:table-cell>
          <table:table-cell office:value-type="float" office:value="8.92" calcext:value-type="float">
            <text:p>8,92</text:p>
          </table:table-cell>
          <table:table-cell table:formula="of:=[.C5]-[.B5]" office:value-type="float" office:value="2.44" calcext:value-type="float">
            <text:p>2,44</text:p>
          </table:table-cell>
          <table:table-cell table:formula="of:=[.D5]*1332" office:value-type="float" office:value="3250.08" calcext:value-type="float">
            <text:p>3250,08</text:p>
          </table:table-cell>
          <table:table-cell table:number-columns-repeated="3"/>
        </table:table-row>
        <table:table-row table:style-name="ro1">
          <table:table-cell office:value-type="float" office:value="27.04" calcext:value-type="float">
            <text:p>27,04</text:p>
          </table:table-cell>
          <table:table-cell office:value-type="float" office:value="6.34" calcext:value-type="float">
            <text:p>6,34</text:p>
          </table:table-cell>
          <table:table-cell office:value-type="float" office:value="8.95" calcext:value-type="float">
            <text:p>8,95</text:p>
          </table:table-cell>
          <table:table-cell table:formula="of:=[.C6]-[.B6]" office:value-type="float" office:value="2.61" calcext:value-type="float">
            <text:p>2,61</text:p>
          </table:table-cell>
          <table:table-cell table:formula="of:=[.D6]*1332" office:value-type="float" office:value="3476.52" calcext:value-type="float">
            <text:p>3476,52</text:p>
          </table:table-cell>
          <table:table-cell table:number-columns-repeated="3"/>
        </table:table-row>
        <table:table-row table:style-name="ro1">
          <table:table-cell office:value-type="float" office:value="28.04" calcext:value-type="float">
            <text:p>28,04</text:p>
          </table:table-cell>
          <table:table-cell office:value-type="float" office:value="6.24" calcext:value-type="float">
            <text:p>6,24</text:p>
          </table:table-cell>
          <table:table-cell office:value-type="float" office:value="9" calcext:value-type="float">
            <text:p>9</text:p>
          </table:table-cell>
          <table:table-cell table:formula="of:=[.C7]-[.B7]" office:value-type="float" office:value="2.76" calcext:value-type="float">
            <text:p>2,76</text:p>
          </table:table-cell>
          <table:table-cell table:formula="of:=[.D7]*1332" office:value-type="float" office:value="3676.32" calcext:value-type="float">
            <text:p>3676,32</text:p>
          </table:table-cell>
          <table:table-cell table:number-columns-repeated="3"/>
        </table:table-row>
        <table:table-row table:style-name="ro1">
          <table:table-cell office:value-type="float" office:value="29.04" calcext:value-type="float">
            <text:p>29,04</text:p>
          </table:table-cell>
          <table:table-cell office:value-type="float" office:value="6.14" calcext:value-type="float">
            <text:p>6,14</text:p>
          </table:table-cell>
          <table:table-cell office:value-type="float" office:value="9.09" calcext:value-type="float">
            <text:p>9,09</text:p>
          </table:table-cell>
          <table:table-cell table:formula="of:=[.C8]-[.B8]" office:value-type="float" office:value="2.95" calcext:value-type="float">
            <text:p>2,95</text:p>
          </table:table-cell>
          <table:table-cell table:formula="of:=[.D8]*1332" office:value-type="float" office:value="3929.4" calcext:value-type="float">
            <text:p>3929,4</text:p>
          </table:table-cell>
          <table:table-cell table:number-columns-repeated="3"/>
        </table:table-row>
        <table:table-row table:style-name="ro1">
          <table:table-cell office:value-type="float" office:value="30.04" calcext:value-type="float">
            <text:p>30,04</text:p>
          </table:table-cell>
          <table:table-cell office:value-type="float" office:value="6.08" calcext:value-type="float">
            <text:p>6,08</text:p>
          </table:table-cell>
          <table:table-cell office:value-type="float" office:value="9.14" calcext:value-type="float">
            <text:p>9,14</text:p>
          </table:table-cell>
          <table:table-cell table:formula="of:=[.C9]-[.B9]" office:value-type="float" office:value="3.06" calcext:value-type="float">
            <text:p>3,06</text:p>
          </table:table-cell>
          <table:table-cell table:formula="of:=[.D9]*1332" office:value-type="float" office:value="4075.92" calcext:value-type="float">
            <text:p>4075,92</text:p>
          </table:table-cell>
          <table:table-cell table:number-columns-repeated="3"/>
        </table:table-row>
        <table:table-row table:style-name="ro1">
          <table:table-cell office:value-type="float" office:value="31.04" calcext:value-type="float">
            <text:p>31,04</text:p>
          </table:table-cell>
          <table:table-cell office:value-type="float" office:value="6" calcext:value-type="float">
            <text:p>6</text:p>
          </table:table-cell>
          <table:table-cell office:value-type="float" office:value="9.26" calcext:value-type="float">
            <text:p>9,26</text:p>
          </table:table-cell>
          <table:table-cell table:formula="of:=[.C10]-[.B10]" office:value-type="float" office:value="3.26" calcext:value-type="float">
            <text:p>3,26</text:p>
          </table:table-cell>
          <table:table-cell table:formula="of:=[.D10]*1332" office:value-type="float" office:value="4342.32" calcext:value-type="float">
            <text:p>4342,32</text:p>
          </table:table-cell>
          <table:table-cell table:number-columns-repeated="3"/>
        </table:table-row>
        <table:table-row table:style-name="ro1">
          <table:table-cell office:value-type="float" office:value="32.04" calcext:value-type="float">
            <text:p>32,04</text:p>
          </table:table-cell>
          <table:table-cell office:value-type="float" office:value="5.93" calcext:value-type="float">
            <text:p>5,93</text:p>
          </table:table-cell>
          <table:table-cell office:value-type="float" office:value="9.32" calcext:value-type="float">
            <text:p>9,32</text:p>
          </table:table-cell>
          <table:table-cell table:formula="of:=[.C11]-[.B11]" office:value-type="float" office:value="3.39" calcext:value-type="float">
            <text:p>3,39</text:p>
          </table:table-cell>
          <table:table-cell table:formula="of:=[.D11]*1332" office:value-type="float" office:value="4515.48" calcext:value-type="float">
            <text:p>4515,48</text:p>
          </table:table-cell>
          <table:table-cell table:number-columns-repeated="3"/>
        </table:table-row>
        <table:table-row table:style-name="ro1">
          <table:table-cell office:value-type="float" office:value="33.04" calcext:value-type="float">
            <text:p>33,04</text:p>
          </table:table-cell>
          <table:table-cell office:value-type="float" office:value="5.83" calcext:value-type="float">
            <text:p>5,83</text:p>
          </table:table-cell>
          <table:table-cell office:value-type="float" office:value="9.46" calcext:value-type="float">
            <text:p>9,46</text:p>
          </table:table-cell>
          <table:table-cell table:formula="of:=[.C12]-[.B12]" office:value-type="float" office:value="3.63" calcext:value-type="float">
            <text:p>3,63</text:p>
          </table:table-cell>
          <table:table-cell table:formula="of:=[.D12]*1332" office:value-type="float" office:value="4835.16" calcext:value-type="float">
            <text:p>4835,16</text:p>
          </table:table-cell>
          <table:table-cell table:number-columns-repeated="3"/>
        </table:table-row>
        <table:table-row table:style-name="ro1">
          <table:table-cell office:value-type="float" office:value="34.04" calcext:value-type="float">
            <text:p>34,04</text:p>
          </table:table-cell>
          <table:table-cell office:value-type="float" office:value="5.73" calcext:value-type="float">
            <text:p>5,73</text:p>
          </table:table-cell>
          <table:table-cell office:value-type="float" office:value="9.57" calcext:value-type="float">
            <text:p>9,57</text:p>
          </table:table-cell>
          <table:table-cell table:formula="of:=[.C13]-[.B13]" office:value-type="float" office:value="3.84" calcext:value-type="float">
            <text:p>3,84</text:p>
          </table:table-cell>
          <table:table-cell table:formula="of:=[.D13]*1332" office:value-type="float" office:value="5114.88" calcext:value-type="float">
            <text:p>5114,88</text:p>
          </table:table-cell>
          <table:table-cell table:number-columns-repeated="3"/>
        </table:table-row>
        <table:table-row table:style-name="ro1">
          <table:table-cell office:value-type="float" office:value="35.04" calcext:value-type="float">
            <text:p>35,04</text:p>
          </table:table-cell>
          <table:table-cell office:value-type="float" office:value="5.7" calcext:value-type="float">
            <text:p>5,7</text:p>
          </table:table-cell>
          <table:table-cell office:value-type="float" office:value="9.65" calcext:value-type="float">
            <text:p>9,65</text:p>
          </table:table-cell>
          <table:table-cell table:formula="of:=[.C14]-[.B14]" office:value-type="float" office:value="3.95" calcext:value-type="float">
            <text:p>3,95</text:p>
          </table:table-cell>
          <table:table-cell table:formula="of:=[.D14]*1332" office:value-type="float" office:value="5261.4" calcext:value-type="float">
            <text:p>5261,4</text:p>
          </table:table-cell>
          <table:table-cell table:number-columns-repeated="3"/>
        </table:table-row>
        <table:table-row table:style-name="ro1">
          <table:table-cell office:value-type="float" office:value="36.04" calcext:value-type="float">
            <text:p>36,04</text:p>
          </table:table-cell>
          <table:table-cell office:value-type="float" office:value="5.5" calcext:value-type="float">
            <text:p>5,5</text:p>
          </table:table-cell>
          <table:table-cell office:value-type="float" office:value="9.73" calcext:value-type="float">
            <text:p>9,73</text:p>
          </table:table-cell>
          <table:table-cell table:formula="of:=[.C15]-[.B15]" office:value-type="float" office:value="4.23" calcext:value-type="float">
            <text:p>4,23</text:p>
          </table:table-cell>
          <table:table-cell table:formula="of:=[.D15]*1332" office:value-type="float" office:value="5634.36" calcext:value-type="float">
            <text:p>5634,36</text:p>
          </table:table-cell>
          <table:table-cell table:number-columns-repeated="3"/>
        </table:table-row>
        <table:table-row table:style-name="ro1">
          <table:table-cell office:value-type="float" office:value="37.04" calcext:value-type="float">
            <text:p>37,04</text:p>
          </table:table-cell>
          <table:table-cell office:value-type="float" office:value="5.39" calcext:value-type="float">
            <text:p>5,39</text:p>
          </table:table-cell>
          <table:table-cell office:value-type="float" office:value="9.9" calcext:value-type="float">
            <text:p>9,9</text:p>
          </table:table-cell>
          <table:table-cell table:formula="of:=[.C16]-[.B16]" office:value-type="float" office:value="4.51" calcext:value-type="float">
            <text:p>4,51</text:p>
          </table:table-cell>
          <table:table-cell table:formula="of:=[.D16]*1332" office:value-type="float" office:value="6007.32" calcext:value-type="float">
            <text:p>6007,32</text:p>
          </table:table-cell>
          <table:table-cell table:number-columns-repeated="3"/>
        </table:table-row>
        <table:table-row table:style-name="ro1">
          <table:table-cell office:value-type="float" office:value="38.04" calcext:value-type="float">
            <text:p>38,04</text:p>
          </table:table-cell>
          <table:table-cell office:value-type="float" office:value="5.25" calcext:value-type="float">
            <text:p>5,25</text:p>
          </table:table-cell>
          <table:table-cell office:value-type="float" office:value="10" calcext:value-type="float">
            <text:p>10</text:p>
          </table:table-cell>
          <table:table-cell table:formula="of:=[.C17]-[.B17]" office:value-type="float" office:value="4.75" calcext:value-type="float">
            <text:p>4,75</text:p>
          </table:table-cell>
          <table:table-cell table:formula="of:=[.D17]*1332" office:value-type="float" office:value="6327" calcext:value-type="float">
            <text:p>6327</text:p>
          </table:table-cell>
          <table:table-cell table:number-columns-repeated="3"/>
        </table:table-row>
        <table:table-row table:style-name="ro1">
          <table:table-cell office:value-type="float" office:value="39.04" calcext:value-type="float">
            <text:p>39,04</text:p>
          </table:table-cell>
          <table:table-cell office:value-type="float" office:value="5.13" calcext:value-type="float">
            <text:p>5,13</text:p>
          </table:table-cell>
          <table:table-cell office:value-type="float" office:value="10.22" calcext:value-type="float">
            <text:p>10,22</text:p>
          </table:table-cell>
          <table:table-cell table:formula="of:=[.C18]-[.B18]" office:value-type="float" office:value="5.09" calcext:value-type="float">
            <text:p>5,09</text:p>
          </table:table-cell>
          <table:table-cell table:formula="of:=[.D18]*1332" office:value-type="float" office:value="6779.88" calcext:value-type="float">
            <text:p>6779,88</text:p>
          </table:table-cell>
          <table:table-cell table:number-columns-repeated="3"/>
        </table:table-row>
        <table:table-row table:style-name="ro1">
          <table:table-cell office:value-type="float" office:value="40.04" calcext:value-type="float">
            <text:p>40,04</text:p>
          </table:table-cell>
          <table:table-cell office:value-type="float" office:value="5" calcext:value-type="float">
            <text:p>5</text:p>
          </table:table-cell>
          <table:table-cell office:value-type="float" office:value="10.28" calcext:value-type="float">
            <text:p>10,28</text:p>
          </table:table-cell>
          <table:table-cell table:formula="of:=[.C19]-[.B19]" office:value-type="float" office:value="5.28" calcext:value-type="float">
            <text:p>5,28</text:p>
          </table:table-cell>
          <table:table-cell table:formula="of:=[.D19]*1332" office:value-type="float" office:value="7032.96" calcext:value-type="float">
            <text:p>7032,96</text:p>
          </table:table-cell>
          <table:table-cell table:number-columns-repeated="3"/>
        </table:table-row>
        <table:table-row table:style-name="ro1">
          <table:table-cell office:value-type="float" office:value="39.04" calcext:value-type="float">
            <text:p>39,04</text:p>
          </table:table-cell>
          <table:table-cell office:value-type="float" office:value="5.15" calcext:value-type="float">
            <text:p>5,15</text:p>
          </table:table-cell>
          <table:table-cell office:value-type="float" office:value="10.19" calcext:value-type="float">
            <text:p>10,19</text:p>
          </table:table-cell>
          <table:table-cell table:formula="of:=[.C20]-[.B20]" office:value-type="float" office:value="5.04" calcext:value-type="float">
            <text:p>5,04</text:p>
          </table:table-cell>
          <table:table-cell table:formula="of:=[.D20]*1332" office:value-type="float" office:value="6713.28" calcext:value-type="float">
            <text:p>6713,28</text:p>
          </table:table-cell>
          <table:table-cell table:number-columns-repeated="3"/>
        </table:table-row>
        <table:table-row table:style-name="ro1">
          <table:table-cell office:value-type="float" office:value="36.74" calcext:value-type="float">
            <text:p>36,74</text:p>
          </table:table-cell>
          <table:table-cell office:value-type="float" office:value="5.39" calcext:value-type="float">
            <text:p>5,39</text:p>
          </table:table-cell>
          <table:table-cell office:value-type="float" office:value="9.94" calcext:value-type="float">
            <text:p>9,94</text:p>
          </table:table-cell>
          <table:table-cell table:formula="of:=[.C21]-[.B21]" office:value-type="float" office:value="4.55" calcext:value-type="float">
            <text:p>4,55</text:p>
          </table:table-cell>
          <table:table-cell table:formula="of:=[.D21]*1332" office:value-type="float" office:value="6060.6" calcext:value-type="float">
            <text:p>6060,6</text:p>
          </table:table-cell>
          <table:table-cell table:number-columns-repeated="3"/>
        </table:table-row>
        <table:table-row table:style-name="ro1">
          <table:table-cell office:value-type="float" office:value="35.34" calcext:value-type="float">
            <text:p>35,34</text:p>
          </table:table-cell>
          <table:table-cell office:value-type="float" office:value="5.58" calcext:value-type="float">
            <text:p>5,58</text:p>
          </table:table-cell>
          <table:table-cell office:value-type="float" office:value="9.75" calcext:value-type="float">
            <text:p>9,75</text:p>
          </table:table-cell>
          <table:table-cell table:formula="of:=[.C22]-[.B22]" office:value-type="float" office:value="4.17" calcext:value-type="float">
            <text:p>4,17</text:p>
          </table:table-cell>
          <table:table-cell table:formula="of:=[.D22]*1332" office:value-type="float" office:value="5554.44" calcext:value-type="float">
            <text:p>5554,44</text:p>
          </table:table-cell>
          <table:table-cell table:number-columns-repeated="3"/>
        </table:table-row>
        <table:table-row table:style-name="ro1">
          <table:table-cell office:value-type="float" office:value="33.73" calcext:value-type="float">
            <text:p>33,73</text:p>
          </table:table-cell>
          <table:table-cell office:value-type="float" office:value="5.72" calcext:value-type="float">
            <text:p>5,72</text:p>
          </table:table-cell>
          <table:table-cell office:value-type="float" office:value="9.6" calcext:value-type="float">
            <text:p>9,6</text:p>
          </table:table-cell>
          <table:table-cell table:formula="of:=[.C23]-[.B23]" office:value-type="float" office:value="3.88" calcext:value-type="float">
            <text:p>3,88</text:p>
          </table:table-cell>
          <table:table-cell table:formula="of:=[.D23]*1332" office:value-type="float" office:value="5168.16" calcext:value-type="float">
            <text:p>5168,16</text:p>
          </table:table-cell>
          <table:table-cell table:number-columns-repeated="3"/>
        </table:table-row>
        <table:table-row table:style-name="ro1">
          <table:table-cell office:value-type="float" office:value="32.83" calcext:value-type="float">
            <text:p>32,83</text:p>
          </table:table-cell>
          <table:table-cell office:value-type="float" office:value="5.83" calcext:value-type="float">
            <text:p>5,83</text:p>
          </table:table-cell>
          <table:table-cell office:value-type="float" office:value="9.5" calcext:value-type="float">
            <text:p>9,5</text:p>
          </table:table-cell>
          <table:table-cell table:formula="of:=[.C24]-[.B24]" office:value-type="float" office:value="3.67" calcext:value-type="float">
            <text:p>3,67</text:p>
          </table:table-cell>
          <table:table-cell table:formula="of:=[.D24]*1332" office:value-type="float" office:value="4888.44" calcext:value-type="float">
            <text:p>4888,44</text:p>
          </table:table-cell>
          <table:table-cell table:number-columns-repeated="3"/>
        </table:table-row>
        <table:table-row table:style-name="ro1">
          <table:table-cell office:value-type="float" office:value="30.85" calcext:value-type="float">
            <text:p>30,85</text:p>
          </table:table-cell>
          <table:table-cell office:value-type="float" office:value="6.025" calcext:value-type="float">
            <text:p>6,025</text:p>
          </table:table-cell>
          <table:table-cell office:value-type="float" office:value="9.3" calcext:value-type="float">
            <text:p>9,3</text:p>
          </table:table-cell>
          <table:table-cell table:formula="of:=[.C25]-[.B25]" office:value-type="float" office:value="3.275" calcext:value-type="float">
            <text:p>3,275</text:p>
          </table:table-cell>
          <table:table-cell table:formula="of:=[.D25]*1332" office:value-type="float" office:value="4362.3" calcext:value-type="float">
            <text:p>4362,3</text:p>
          </table:table-cell>
          <table:table-cell table:number-columns-repeated="3"/>
        </table:table-row>
        <table:table-row table:style-name="ro1">
          <table:table-cell office:value-type="float" office:value="28.69" calcext:value-type="float">
            <text:p>28,69</text:p>
          </table:table-cell>
          <table:table-cell office:value-type="float" office:value="6.2" calcext:value-type="float">
            <text:p>6,2</text:p>
          </table:table-cell>
          <table:table-cell office:value-type="float" office:value="9.11" calcext:value-type="float">
            <text:p>9,11</text:p>
          </table:table-cell>
          <table:table-cell table:formula="of:=[.C26]-[.B26]" office:value-type="float" office:value="2.91" calcext:value-type="float">
            <text:p>2,91</text:p>
          </table:table-cell>
          <table:table-cell table:formula="of:=[.D26]*1332" office:value-type="float" office:value="3876.12" calcext:value-type="float">
            <text:p>3876,12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formula="of:=1/([.A3]+273.15)" office:value-type="float" office:value="0.0033648507688684" calcext:value-type="float">
            <text:p>0,0033648507688684</text:p>
          </table:table-cell>
          <table:table-cell table:formula="of:=[.A3]+273.15" office:value-type="float" office:value="297.19" calcext:value-type="float">
            <text:p>297,19</text:p>
          </table:table-cell>
          <table:table-cell office:value-type="float" office:value="1" calcext:value-type="float">
            <text:p>1</text:p>
          </table:table-cell>
          <table:table-cell/>
          <table:table-cell table:formula="of:=LN([.E3])" office:value-type="float" office:value="7.98289421146461" calcext:value-type="float">
            <text:p>7,98289421146461</text:p>
          </table:table-cell>
          <table:table-cell table:number-columns-repeated="3"/>
        </table:table-row>
        <table:table-row table:style-name="ro1">
          <table:table-cell table:formula="of:=1/([.A4]+273.15)" office:value-type="float" office:value="0.00335356651799188" calcext:value-type="float">
            <text:p>0,00335356651799188</text:p>
          </table:table-cell>
          <table:table-cell table:formula="of:=[.A4]+273.15" office:value-type="float" office:value="298.19" calcext:value-type="float">
            <text:p>298,19</text:p>
          </table:table-cell>
          <table:table-cell table:formula="of:=[.C28]+1" office:value-type="float" office:value="2" calcext:value-type="float">
            <text:p>2</text:p>
          </table:table-cell>
          <table:table-cell/>
          <table:table-cell table:formula="of:=LN([.E4])" office:value-type="float" office:value="8.03600403677855" calcext:value-type="float">
            <text:p>8,03600403677855</text:p>
          </table:table-cell>
          <table:table-cell table:number-columns-repeated="3"/>
        </table:table-row>
        <table:table-row table:style-name="ro1">
          <table:table-cell table:formula="of:=1/([.A5]+273.15)" office:value-type="float" office:value="0.00334235769912096" calcext:value-type="float">
            <text:p>0,00334235769912096</text:p>
          </table:table-cell>
          <table:table-cell table:formula="of:=[.A5]+273.15" office:value-type="float" office:value="299.19" calcext:value-type="float">
            <text:p>299,19</text:p>
          </table:table-cell>
          <table:table-cell table:formula="of:=[.C29]+1" office:value-type="float" office:value="3" calcext:value-type="float">
            <text:p>3</text:p>
          </table:table-cell>
          <table:table-cell/>
          <table:table-cell table:formula="of:=LN([.E5])" office:value-type="float" office:value="8.08643489040544" calcext:value-type="float">
            <text:p>8,08643489040544</text:p>
          </table:table-cell>
          <table:table-cell table:number-columns-repeated="3"/>
        </table:table-row>
        <table:table-row table:style-name="ro1">
          <table:table-cell table:formula="of:=1/([.A6]+273.15)" office:value-type="float" office:value="0.003331223558413" calcext:value-type="float">
            <text:p>0,003331223558413</text:p>
          </table:table-cell>
          <table:table-cell table:formula="of:=[.A6]+273.15" office:value-type="float" office:value="300.19" calcext:value-type="float">
            <text:p>300,19</text:p>
          </table:table-cell>
          <table:table-cell table:formula="of:=[.C30]+1" office:value-type="float" office:value="4" calcext:value-type="float">
            <text:p>4</text:p>
          </table:table-cell>
          <table:table-cell/>
          <table:table-cell table:formula="of:=LN([.E6])" office:value-type="float" office:value="8.15378707243494" calcext:value-type="float">
            <text:p>8,15378707243494</text:p>
          </table:table-cell>
          <table:table-cell table:number-columns-repeated="3"/>
        </table:table-row>
        <table:table-row table:style-name="ro1">
          <table:table-cell table:formula="of:=1/([.A7]+273.15)" office:value-type="float" office:value="0.00332016335203692" calcext:value-type="float">
            <text:p>0,00332016335203692</text:p>
          </table:table-cell>
          <table:table-cell table:formula="of:=[.A7]+273.15" office:value-type="float" office:value="301.19" calcext:value-type="float">
            <text:p>301,19</text:p>
          </table:table-cell>
          <table:table-cell table:formula="of:=[.C31]+1" office:value-type="float" office:value="5" calcext:value-type="float">
            <text:p>5</text:p>
          </table:table-cell>
          <table:table-cell/>
          <table:table-cell table:formula="of:=LN([.E7])" office:value-type="float" office:value="8.20966753082939" calcext:value-type="float">
            <text:p>8,20966753082939</text:p>
          </table:table-cell>
          <table:table-cell table:number-columns-repeated="3"/>
        </table:table-row>
        <table:table-row table:style-name="ro1">
          <table:table-cell table:formula="of:=1/([.A8]+273.15)" office:value-type="float" office:value="0.00330917634600748" calcext:value-type="float">
            <text:p>0,00330917634600748</text:p>
          </table:table-cell>
          <table:table-cell table:formula="of:=[.A8]+273.15" office:value-type="float" office:value="302.19" calcext:value-type="float">
            <text:p>302,19</text:p>
          </table:table-cell>
          <table:table-cell table:formula="of:=[.C32]+1" office:value-type="float" office:value="6" calcext:value-type="float">
            <text:p>6</text:p>
          </table:table-cell>
          <table:table-cell/>
          <table:table-cell table:formula="of:=LN([.E8])" office:value-type="float" office:value="8.27624202145206" calcext:value-type="float">
            <text:p>8,27624202145206</text:p>
          </table:table-cell>
          <table:table-cell table:number-columns-repeated="3"/>
        </table:table-row>
        <table:table-row table:style-name="ro1">
          <table:table-cell table:formula="of:=1/([.A9]+273.15)" office:value-type="float" office:value="0.00329826181602296" calcext:value-type="float">
            <text:p>0,00329826181602296</text:p>
          </table:table-cell>
          <table:table-cell table:formula="of:=[.A9]+273.15" office:value-type="float" office:value="303.19" calcext:value-type="float">
            <text:p>303,19</text:p>
          </table:table-cell>
          <table:table-cell table:formula="of:=[.C33]+1" office:value-type="float" office:value="7" calcext:value-type="float">
            <text:p>7</text:p>
          </table:table-cell>
          <table:table-cell/>
          <table:table-cell table:formula="of:=LN([.E9])" office:value-type="float" office:value="8.31285176706462" calcext:value-type="float">
            <text:p>8,31285176706462</text:p>
          </table:table-cell>
          <table:table-cell table:number-columns-repeated="3"/>
        </table:table-row>
        <table:table-row table:style-name="ro1">
          <table:table-cell table:formula="of:=1/([.A10]+273.15)" office:value-type="float" office:value="0.00328741904730596" calcext:value-type="float">
            <text:p>0,00328741904730596</text:p>
          </table:table-cell>
          <table:table-cell table:formula="of:=[.A10]+273.15" office:value-type="float" office:value="304.19" calcext:value-type="float">
            <text:p>304,19</text:p>
          </table:table-cell>
          <table:table-cell table:formula="of:=[.C34]+1" office:value-type="float" office:value="8" calcext:value-type="float">
            <text:p>8</text:p>
          </table:table-cell>
          <table:table-cell/>
          <table:table-cell table:formula="of:=LN([.E10])" office:value-type="float" office:value="8.37616404647895" calcext:value-type="float">
            <text:p>8,37616404647895</text:p>
          </table:table-cell>
          <table:table-cell table:number-columns-repeated="3"/>
        </table:table-row>
        <table:table-row table:style-name="ro1">
          <table:table-cell table:formula="of:=1/([.A11]+273.15)" office:value-type="float" office:value="0.00327664733444739" calcext:value-type="float">
            <text:p>0,00327664733444739</text:p>
          </table:table-cell>
          <table:table-cell table:formula="of:=[.A11]+273.15" office:value-type="float" office:value="305.19" calcext:value-type="float">
            <text:p>305,19</text:p>
          </table:table-cell>
          <table:table-cell table:formula="of:=[.C35]+1" office:value-type="float" office:value="9" calcext:value-type="float">
            <text:p>9</text:p>
          </table:table-cell>
          <table:table-cell/>
          <table:table-cell table:formula="of:=LN([.E11])" office:value-type="float" office:value="8.41526677249269" calcext:value-type="float">
            <text:p>8,41526677249269</text:p>
          </table:table-cell>
          <table:table-cell table:number-columns-repeated="3"/>
        </table:table-row>
        <table:table-row table:style-name="ro1">
          <table:table-cell table:formula="of:=1/([.A12]+273.15)" office:value-type="float" office:value="0.00326594598125347" calcext:value-type="float">
            <text:p>0,00326594598125347</text:p>
          </table:table-cell>
          <table:table-cell table:formula="of:=[.A12]+273.15" office:value-type="float" office:value="306.19" calcext:value-type="float">
            <text:p>306,19</text:p>
          </table:table-cell>
          <table:table-cell table:formula="of:=[.C36]+1" office:value-type="float" office:value="10" calcext:value-type="float">
            <text:p>10</text:p>
          </table:table-cell>
          <table:table-cell/>
          <table:table-cell table:formula="of:=LN([.E12])" office:value-type="float" office:value="8.48366949937709" calcext:value-type="float">
            <text:p>8,48366949937709</text:p>
          </table:table-cell>
          <table:table-cell table:number-columns-repeated="3"/>
        </table:table-row>
        <table:table-row table:style-name="ro1">
          <table:table-cell table:formula="of:=1/([.A13]+273.15)" office:value-type="float" office:value="0.00325531430059572" calcext:value-type="float">
            <text:p>0,00325531430059572</text:p>
          </table:table-cell>
          <table:table-cell table:formula="of:=[.A13]+273.15" office:value-type="float" office:value="307.19" calcext:value-type="float">
            <text:p>307,19</text:p>
          </table:table-cell>
          <table:table-cell table:formula="of:=[.C37]+1" office:value-type="float" office:value="11" calcext:value-type="float">
            <text:p>11</text:p>
          </table:table-cell>
          <table:table-cell/>
          <table:table-cell table:formula="of:=LN([.E13])" office:value-type="float" office:value="8.53990921769997" calcext:value-type="float">
            <text:p>8,53990921769997</text:p>
          </table:table-cell>
          <table:table-cell table:number-columns-repeated="3"/>
        </table:table-row>
        <table:table-row table:style-name="ro1">
          <table:table-cell table:formula="of:=1/([.A14]+273.15)" office:value-type="float" office:value="0.00324475161426393" calcext:value-type="float">
            <text:p>0,00324475161426393</text:p>
          </table:table-cell>
          <table:table-cell table:formula="of:=[.A14]+273.15" office:value-type="float" office:value="308.19" calcext:value-type="float">
            <text:p>308,19</text:p>
          </table:table-cell>
          <table:table-cell table:formula="of:=[.C38]+1" office:value-type="float" office:value="12" calcext:value-type="float">
            <text:p>12</text:p>
          </table:table-cell>
          <table:table-cell/>
          <table:table-cell table:formula="of:=LN([.E14])" office:value-type="float" office:value="8.56815243001337" calcext:value-type="float">
            <text:p>8,56815243001337</text:p>
          </table:table-cell>
          <table:table-cell table:number-columns-repeated="3"/>
        </table:table-row>
        <table:table-row table:style-name="ro1">
          <table:table-cell table:formula="of:=1/([.A15]+273.15)" office:value-type="float" office:value="0.00323425725282189" calcext:value-type="float">
            <text:p>0,00323425725282189</text:p>
          </table:table-cell>
          <table:table-cell table:formula="of:=[.A15]+273.15" office:value-type="float" office:value="309.19" calcext:value-type="float">
            <text:p>309,19</text:p>
          </table:table-cell>
          <table:table-cell table:formula="of:=[.C39]+1" office:value-type="float" office:value="13" calcext:value-type="float">
            <text:p>13</text:p>
          </table:table-cell>
          <table:table-cell/>
          <table:table-cell table:formula="of:=LN([.E15])" office:value-type="float" office:value="8.63663884415852" calcext:value-type="float">
            <text:p>8,63663884415852</text:p>
          </table:table-cell>
          <table:table-cell table:number-columns-repeated="3"/>
        </table:table-row>
        <table:table-row table:style-name="ro1">
          <table:table-cell table:formula="of:=1/([.A16]+273.15)" office:value-type="float" office:value="0.003223830555466" calcext:value-type="float">
            <text:p>0,003223830555466</text:p>
          </table:table-cell>
          <table:table-cell table:formula="of:=[.A16]+273.15" office:value-type="float" office:value="310.19" calcext:value-type="float">
            <text:p>310,19</text:p>
          </table:table-cell>
          <table:table-cell table:formula="of:=[.C40]+1" office:value-type="float" office:value="14" calcext:value-type="float">
            <text:p>14</text:p>
          </table:table-cell>
          <table:table-cell/>
          <table:table-cell table:formula="of:=LN([.E16])" office:value-type="float" office:value="8.70073400461492" calcext:value-type="float">
            <text:p>8,70073400461492</text:p>
          </table:table-cell>
          <table:table-cell table:number-columns-repeated="3"/>
        </table:table-row>
        <table:table-row table:style-name="ro1">
          <table:table-cell table:formula="of:=1/([.A17]+273.15)" office:value-type="float" office:value="0.00321347086988656" calcext:value-type="float">
            <text:p>0,00321347086988656</text:p>
          </table:table-cell>
          <table:table-cell table:formula="of:=[.A17]+273.15" office:value-type="float" office:value="311.19" calcext:value-type="float">
            <text:p>311,19</text:p>
          </table:table-cell>
          <table:table-cell table:formula="of:=[.C41]+1" office:value-type="float" office:value="15" calcext:value-type="float">
            <text:p>15</text:p>
          </table:table-cell>
          <table:table-cell/>
          <table:table-cell table:formula="of:=LN([.E17])" office:value-type="float" office:value="8.75258146914688" calcext:value-type="float">
            <text:p>8,75258146914688</text:p>
          </table:table-cell>
          <table:table-cell table:number-columns-repeated="3"/>
        </table:table-row>
        <table:table-row table:style-name="ro1">
          <table:table-cell table:formula="of:=1/([.A18]+273.15)" office:value-type="float" office:value="0.00320317755213171" calcext:value-type="float">
            <text:p>0,00320317755213171</text:p>
          </table:table-cell>
          <table:table-cell table:formula="of:=[.A18]+273.15" office:value-type="float" office:value="312.19" calcext:value-type="float">
            <text:p>312,19</text:p>
          </table:table-cell>
          <table:table-cell table:formula="of:=[.C42]+1" office:value-type="float" office:value="16" calcext:value-type="float">
            <text:p>16</text:p>
          </table:table-cell>
          <table:table-cell/>
          <table:table-cell table:formula="of:=LN([.E18])" office:value-type="float" office:value="8.82171468166277" calcext:value-type="float">
            <text:p>8,82171468166277</text:p>
          </table:table-cell>
          <table:table-cell table:number-columns-repeated="3"/>
        </table:table-row>
        <table:table-row table:style-name="ro1">
          <table:table-cell table:formula="of:=1/([.A19]+273.15)" office:value-type="float" office:value="0.00319294996647403" calcext:value-type="float">
            <text:p>0,00319294996647403</text:p>
          </table:table-cell>
          <table:table-cell table:formula="of:=[.A19]+273.15" office:value-type="float" office:value="313.19" calcext:value-type="float">
            <text:p>313,19</text:p>
          </table:table-cell>
          <table:table-cell table:formula="of:=[.C43]+1" office:value-type="float" office:value="17" calcext:value-type="float">
            <text:p>17</text:p>
          </table:table-cell>
          <table:table-cell/>
          <table:table-cell table:formula="of:=LN([.E19])" office:value-type="float" office:value="8.8583629488185" calcext:value-type="float">
            <text:p>8,8583629488185</text:p>
          </table:table-cell>
          <table:table-cell table:number-columns-repeated="3"/>
        </table:table-row>
        <table:table-row table:style-name="ro1">
          <table:table-cell table:formula="of:=1/([.A20]+273.15)" office:value-type="float" office:value="0.00320317755213171" calcext:value-type="float">
            <text:p>0,00320317755213171</text:p>
          </table:table-cell>
          <table:table-cell table:formula="of:=[.A20]+273.15" office:value-type="float" office:value="312.19" calcext:value-type="float">
            <text:p>312,19</text:p>
          </table:table-cell>
          <table:table-cell table:formula="of:=[.C44]+1" office:value-type="float" office:value="18" calcext:value-type="float">
            <text:p>18</text:p>
          </table:table-cell>
          <table:table-cell/>
          <table:table-cell table:formula="of:=LN([.E20])" office:value-type="float" office:value="8.81184293318361" calcext:value-type="float">
            <text:p>8,81184293318361</text:p>
          </table:table-cell>
          <table:table-cell table:number-columns-repeated="3"/>
        </table:table-row>
        <table:table-row table:style-name="ro1">
          <table:table-cell table:formula="of:=1/([.A21]+273.15)" office:value-type="float" office:value="0.00322695149891897" calcext:value-type="float">
            <text:p>0,00322695149891897</text:p>
          </table:table-cell>
          <table:table-cell table:formula="of:=[.A21]+273.15" office:value-type="float" office:value="309.89" calcext:value-type="float">
            <text:p>309,89</text:p>
          </table:table-cell>
          <table:table-cell table:formula="of:=[.C45]+1" office:value-type="float" office:value="19" calcext:value-type="float">
            <text:p>19</text:p>
          </table:table-cell>
          <table:table-cell/>
          <table:table-cell table:formula="of:=LN([.E21])" office:value-type="float" office:value="8.70956408406319" calcext:value-type="float">
            <text:p>8,70956408406319</text:p>
          </table:table-cell>
          <table:table-cell table:number-columns-repeated="3"/>
        </table:table-row>
        <table:table-row table:style-name="ro1">
          <table:table-cell table:formula="of:=1/([.A22]+273.15)" office:value-type="float" office:value="0.00324159616195014" calcext:value-type="float">
            <text:p>0,00324159616195014</text:p>
          </table:table-cell>
          <table:table-cell table:formula="of:=[.A22]+273.15" office:value-type="float" office:value="308.49" calcext:value-type="float">
            <text:p>308,49</text:p>
          </table:table-cell>
          <table:table-cell table:formula="of:=[.C46]+1" office:value-type="float" office:value="20" calcext:value-type="float">
            <text:p>20</text:p>
          </table:table-cell>
          <table:table-cell/>
          <table:table-cell table:formula="of:=LN([.E22])" office:value-type="float" office:value="8.62235288691105" calcext:value-type="float">
            <text:p>8,62235288691105</text:p>
          </table:table-cell>
          <table:table-cell table:number-columns-repeated="3"/>
        </table:table-row>
        <table:table-row table:style-name="ro1">
          <table:table-cell table:formula="of:=1/([.A23]+273.15)" office:value-type="float" office:value="0.00325860271115746" calcext:value-type="float">
            <text:p>0,00325860271115746</text:p>
          </table:table-cell>
          <table:table-cell table:formula="of:=[.A23]+273.15" office:value-type="float" office:value="306.88" calcext:value-type="float">
            <text:p>306,88</text:p>
          </table:table-cell>
          <table:table-cell table:formula="of:=[.C47]+1" office:value-type="float" office:value="21" calcext:value-type="float">
            <text:p>21</text:p>
          </table:table-cell>
          <table:table-cell/>
          <table:table-cell table:formula="of:=LN([.E23])" office:value-type="float" office:value="8.55027200473552" calcext:value-type="float">
            <text:p>8,55027200473552</text:p>
          </table:table-cell>
          <table:table-cell table:number-columns-repeated="3"/>
        </table:table-row>
        <table:table-row table:style-name="ro1">
          <table:table-cell table:formula="of:=1/([.A24]+273.15)" office:value-type="float" office:value="0.00326818746323289" calcext:value-type="float">
            <text:p>0,00326818746323289</text:p>
          </table:table-cell>
          <table:table-cell table:formula="of:=[.A24]+273.15" office:value-type="float" office:value="305.98" calcext:value-type="float">
            <text:p>305,98</text:p>
          </table:table-cell>
          <table:table-cell table:formula="of:=[.C48]+1" office:value-type="float" office:value="22" calcext:value-type="float">
            <text:p>22</text:p>
          </table:table-cell>
          <table:table-cell/>
          <table:table-cell table:formula="of:=LN([.E24])" office:value-type="float" office:value="8.49462851316681" calcext:value-type="float">
            <text:p>8,49462851316681</text:p>
          </table:table-cell>
          <table:table-cell table:number-columns-repeated="3"/>
        </table:table-row>
        <table:table-row table:style-name="ro1">
          <table:table-cell table:formula="of:=1/([.A25]+273.15)" office:value-type="float" office:value="0.00328947368421053" calcext:value-type="float">
            <text:p>0,00328947368421053</text:p>
          </table:table-cell>
          <table:table-cell table:formula="of:=[.A25]+273.15" office:value-type="float" office:value="304" calcext:value-type="float">
            <text:p>304</text:p>
          </table:table-cell>
          <table:table-cell table:formula="of:=[.C49]+1" office:value-type="float" office:value="23" calcext:value-type="float">
            <text:p>23</text:p>
          </table:table-cell>
          <table:table-cell/>
          <table:table-cell table:formula="of:=LN([.E25])" office:value-type="float" office:value="8.38075472018755" calcext:value-type="float">
            <text:p>8,38075472018755</text:p>
          </table:table-cell>
          <table:table-cell table:number-columns-repeated="3"/>
        </table:table-row>
        <table:table-row table:style-name="ro1">
          <table:table-cell table:formula="of:=1/([.A26]+273.15)" office:value-type="float" office:value="0.00331301351709515" calcext:value-type="float">
            <text:p>0,00331301351709515</text:p>
          </table:table-cell>
          <table:table-cell table:formula="of:=[.A26]+273.15" office:value-type="float" office:value="301.84" calcext:value-type="float">
            <text:p>301,84</text:p>
          </table:table-cell>
          <table:table-cell table:formula="of:=[.C50]+1" office:value-type="float" office:value="24" calcext:value-type="float">
            <text:p>24</text:p>
          </table:table-cell>
          <table:table-cell/>
          <table:table-cell table:formula="of:=LN([.E26])" office:value-type="float" office:value="8.26258993228374" calcext:value-type="float">
            <text:p>8,26258993228374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xy</text:p>
          </table:table-cell>
          <table:table-cell table:formula="of:=SUM([.A54:.A77])/24" office:value-type="float" office:value="0.0276658541127017" calcext:value-type="float">
            <text:p>0,0276658541127017</text:p>
          </table:table-cell>
          <table:table-cell office:value-type="string" calcext:value-type="string">
            <text:p>X^2</text:p>
          </table:table-cell>
          <table:table-cell table:formula="of:=SUM([.C54:.C77])/24" office:value-type="float" office:value="0.0000107057519356571" calcext:value-type="float">
            <text:p>1,07057519356571E-05</text:p>
          </table:table-cell>
          <table:table-cell office:value-type="string" calcext:value-type="string">
            <text:p>y</text:p>
          </table:table-cell>
          <table:table-cell table:formula="of:=SUM([.E28:.E51])/24" office:value-type="float" office:value="8.46012835497603" calcext:value-type="float">
            <text:p>8,46012835497603</text:p>
          </table:table-cell>
          <table:table-cell table:number-columns-repeated="2"/>
        </table:table-row>
        <table:table-row table:style-name="ro1">
          <table:table-cell table:formula="of:=[.A28]*[.E28]" office:value-type="float" office:value="0.0268612477252418" calcext:value-type="float">
            <text:p>0,0268612477252418</text:p>
          </table:table-cell>
          <table:table-cell table:style-name="ce1"/>
          <table:table-cell table:formula="of:=[.A28]*[.A28]" office:value-type="float" office:value="0.0000113222206967543" calcext:value-type="float">
            <text:p>1,13222206967543E-05</text:p>
          </table:table-cell>
          <table:table-cell/>
          <table:table-cell office:value-type="string" calcext:value-type="string">
            <text:p>x</text:p>
          </table:table-cell>
          <table:table-cell table:formula="of:=SUM([.A28:.A51])/24" office:value-type="float" office:value="0.00327159863007521" calcext:value-type="float">
            <text:p>0,00327159863007521</text:p>
          </table:table-cell>
          <table:table-cell table:number-columns-repeated="2"/>
        </table:table-row>
        <table:table-row table:style-name="ro1">
          <table:table-cell table:formula="of:=[.A29]*[.E29]" office:value-type="float" office:value="0.0269492740761882" calcext:value-type="float">
            <text:p>0,0269492740761882</text:p>
          </table:table-cell>
          <table:table-cell/>
          <table:table-cell table:formula="of:=[.A29]*[.A29]" office:value-type="float" office:value="0.0000112464083905962" calcext:value-type="float">
            <text:p>1,12464083905962E-05</text:p>
          </table:table-cell>
          <table:table-cell table:number-columns-repeated="5"/>
        </table:table-row>
        <table:table-row table:style-name="ro1">
          <table:table-cell table:formula="of:=[.A30]*[.E30]" office:value-type="float" office:value="0.027027757914387" calcext:value-type="float">
            <text:p>0,027027757914387</text:p>
          </table:table-cell>
          <table:table-cell/>
          <table:table-cell table:formula="of:=[.A30]*[.A30]" office:value-type="float" office:value="0.0000111713549888732" calcext:value-type="float">
            <text:p>1,11713549888732E-05</text:p>
          </table:table-cell>
          <table:table-cell/>
          <table:table-cell office:value-type="string" calcext:value-type="string">
            <text:p>b</text:p>
          </table:table-cell>
          <table:table-cell table:formula="of:=([.B53]-[.F53]*[.F54])/([.D53]-[.F54]^2)" office:value-type="float" office:value="-5133.03334100469" calcext:value-type="float">
            <text:p>-5133,03334100469</text:p>
          </table:table-cell>
          <table:table-cell/>
          <table:table-cell table:formula="of:=3.317*[.F56]/1000 +[.F57]" office:value-type="float" office:value="8.22708160942481" calcext:value-type="float">
            <text:p>8,22708160942481</text:p>
          </table:table-cell>
        </table:table-row>
        <table:table-row table:style-name="ro1">
          <table:table-cell table:formula="of:=[.A31]*[.E31]" office:value-type="float" office:value="0.0271620875859787" calcext:value-type="float">
            <text:p>0,0271620875859787</text:p>
          </table:table-cell>
          <table:table-cell/>
          <table:table-cell table:formula="of:=[.A31]*[.A31]" office:value-type="float" office:value="0.0000110970503961258" calcext:value-type="float">
            <text:p>1,10970503961258E-05</text:p>
          </table:table-cell>
          <table:table-cell/>
          <table:table-cell office:value-type="string" calcext:value-type="string">
            <text:p>a</text:p>
          </table:table-cell>
          <table:table-cell table:formula="of:=[.F53]-[.F56]*[.F54]" office:value-type="float" office:value="25.2533532015374" calcext:value-type="float">
            <text:p>25,2533532015374</text:p>
          </table:table-cell>
          <table:table-cell/>
          <table:table-cell table:formula="of:=3.34*[.F56]/1000 +[.F57]" office:value-type="float" office:value="8.10902184258171" calcext:value-type="float">
            <text:p>8,10902184258171</text:p>
          </table:table-cell>
        </table:table-row>
        <table:table-row table:style-name="ro1">
          <table:table-cell table:formula="of:=[.A32]*[.E32]" office:value-type="float" office:value="0.0272574372682672" calcext:value-type="float">
            <text:p>0,0272574372682672</text:p>
          </table:table-cell>
          <table:table-cell/>
          <table:table-cell table:formula="of:=[.A32]*[.A32]" office:value-type="float" office:value="0.000011023484684209" calcext:value-type="float">
            <text:p>1,1023484684209E-05</text:p>
          </table:table-cell>
          <table:table-cell table:number-columns-repeated="5"/>
        </table:table-row>
        <table:table-row table:style-name="ro1">
          <table:table-cell table:formula="of:=[.A33]*[.E33]" office:value-type="float" office:value="0.0273875443312223" calcext:value-type="float">
            <text:p>0,0273875443312223</text:p>
          </table:table-cell>
          <table:table-cell/>
          <table:table-cell table:formula="of:=[.A33]*[.A33]" office:value-type="float" office:value="0.0000109506480889754" calcext:value-type="float">
            <text:p>1,09506480889754E-05</text:p>
          </table:table-cell>
          <table:table-cell table:number-columns-repeated="5"/>
        </table:table-row>
        <table:table-row table:style-name="ro1">
          <table:table-cell table:formula="of:=[.A34]*[.E34]" office:value-type="float" office:value="0.0274179615655682" calcext:value-type="float">
            <text:p>0,0274179615655682</text:p>
          </table:table-cell>
          <table:table-cell/>
          <table:table-cell table:formula="of:=[.A34]*[.A34]" office:value-type="float" office:value="0.000010878531007035" calcext:value-type="float">
            <text:p>1,0878531007035E-05</text:p>
          </table:table-cell>
          <table:table-cell table:number-columns-repeated="5"/>
        </table:table-row>
        <table:table-row table:style-name="ro1">
          <table:table-cell table:formula="of:=[.A35]*[.E35]" office:value-type="float" office:value="0.0275359612297543" calcext:value-type="float">
            <text:p>0,0275359612297543</text:p>
          </table:table-cell>
          <table:table-cell/>
          <table:table-cell table:formula="of:=[.A35]*[.A35]" office:value-type="float" office:value="0.00001080712399259" calcext:value-type="float">
            <text:p>1,080712399259E-05</text:p>
          </table:table-cell>
          <table:table-cell table:number-columns-repeated="5"/>
        </table:table-row>
        <table:table-row table:style-name="ro1">
          <table:table-cell table:formula="of:=[.A36]*[.E36]" office:value-type="float" office:value="0.0275738614387519" calcext:value-type="float">
            <text:p>0,0275738614387519</text:p>
          </table:table-cell>
          <table:table-cell/>
          <table:table-cell table:formula="of:=[.A36]*[.A36]" office:value-type="float" office:value="0.0000107364177543412" calcext:value-type="float">
            <text:p>1,07364177543412E-05</text:p>
          </table:table-cell>
          <table:table-cell table:number-columns-repeated="5"/>
        </table:table-row>
        <table:table-row table:style-name="ro1">
          <table:table-cell table:formula="of:=[.A37]*[.E37]" office:value-type="float" office:value="0.0277072063077733" calcext:value-type="float">
            <text:p>0,0277072063077733</text:p>
          </table:table-cell>
          <table:table-cell/>
          <table:table-cell table:formula="of:=[.A37]*[.A37]" office:value-type="float" office:value="0.0000106664031524657" calcext:value-type="float">
            <text:p>1,06664031524657E-05</text:p>
          </table:table-cell>
          <table:table-cell table:number-columns-repeated="5"/>
        </table:table-row>
        <table:table-row table:style-name="ro1">
          <table:table-cell table:formula="of:=[.A38]*[.E38]" office:value-type="float" office:value="0.0278000886021679" calcext:value-type="float">
            <text:p>0,0278000886021679</text:p>
          </table:table-cell>
          <table:table-cell/>
          <table:table-cell table:formula="of:=[.A38]*[.A38]" office:value-type="float" office:value="0.000010597071195663" calcext:value-type="float">
            <text:p>1,0597071195663E-05</text:p>
          </table:table-cell>
          <table:table-cell table:number-columns-repeated="5"/>
        </table:table-row>
        <table:table-row table:style-name="ro1">
          <table:table-cell table:formula="of:=[.A39]*[.E39]" office:value-type="float" office:value="0.0278015264285453" calcext:value-type="float">
            <text:p>0,0278015264285453</text:p>
          </table:table-cell>
          <table:table-cell/>
          <table:table-cell table:formula="of:=[.A39]*[.A39]" office:value-type="float" office:value="0.0000105284130382684" calcext:value-type="float">
            <text:p>1,05284130382684E-05</text:p>
          </table:table-cell>
          <table:table-cell table:number-columns-repeated="5"/>
        </table:table-row>
        <table:table-row table:style-name="ro1">
          <table:table-cell table:formula="of:=[.A40]*[.E40]" office:value-type="float" office:value="0.027933111821723" calcext:value-type="float">
            <text:p>0,027933111821723</text:p>
          </table:table-cell>
          <table:table-cell/>
          <table:table-cell table:formula="of:=[.A40]*[.A40]" office:value-type="float" office:value="0.000010460419977431" calcext:value-type="float">
            <text:p>1,0460419977431E-05</text:p>
          </table:table-cell>
          <table:table-cell table:number-columns-repeated="5"/>
        </table:table-row>
        <table:table-row table:style-name="ro1">
          <table:table-cell table:formula="of:=[.A41]*[.E41]" office:value-type="float" office:value="0.0280496921390597" calcext:value-type="float">
            <text:p>0,0280496921390597</text:p>
          </table:table-cell>
          <table:table-cell/>
          <table:table-cell table:formula="of:=[.A41]*[.A41]" office:value-type="float" office:value="0.0000103930834503562" calcext:value-type="float">
            <text:p>1,03930834503562E-05</text:p>
          </table:table-cell>
          <table:table-cell table:number-columns-repeated="5"/>
        </table:table-row>
        <table:table-row table:style-name="ro1">
          <table:table-cell table:formula="of:=[.A42]*[.E42]" office:value-type="float" office:value="0.0281261655874125" calcext:value-type="float">
            <text:p>0,0281261655874125</text:p>
          </table:table-cell>
          <table:table-cell/>
          <table:table-cell table:formula="of:=[.A42]*[.A42]" office:value-type="float" office:value="0.0000103263950316095" calcext:value-type="float">
            <text:p>1,03263950316095E-05</text:p>
          </table:table-cell>
          <table:table-cell table:number-columns-repeated="5"/>
        </table:table-row>
        <table:table-row table:style-name="ro1">
          <table:table-cell table:formula="of:=[.A43]*[.E43]" office:value-type="float" office:value="0.0282575184396129" calcext:value-type="float">
            <text:p>0,0282575184396129</text:p>
          </table:table-cell>
          <table:table-cell/>
          <table:table-cell table:formula="of:=[.A43]*[.A43]" office:value-type="float" office:value="0.0000102603464304805" calcext:value-type="float">
            <text:p>1,02603464304805E-05</text:p>
          </table:table-cell>
          <table:table-cell table:number-columns-repeated="5"/>
        </table:table-row>
        <table:table-row table:style-name="ro1">
          <table:table-cell table:formula="of:=[.A44]*[.E44]" office:value-type="float" office:value="0.0282843096804448" calcext:value-type="float">
            <text:p>0,0282843096804448</text:p>
          </table:table-cell>
          <table:table-cell table:style-name="ce1"/>
          <table:table-cell table:formula="of:=[.A44]*[.A44]" office:value-type="float" office:value="0.0000101949294884065" calcext:value-type="float">
            <text:p>1,01949294884065E-05</text:p>
          </table:table-cell>
          <table:table-cell table:number-columns-repeated="5"/>
        </table:table-row>
        <table:table-row table:style-name="ro1">
          <table:table-cell table:formula="of:=[.A45]*[.E45]" office:value-type="float" office:value="0.0282258974764842" calcext:value-type="float">
            <text:p>0,0282258974764842</text:p>
          </table:table-cell>
          <table:table-cell/>
          <table:table-cell table:formula="of:=[.A45]*[.A45]" office:value-type="float" office:value="0.0000102603464304805" calcext:value-type="float">
            <text:p>1,02603464304805E-05</text:p>
          </table:table-cell>
          <table:table-cell table:number-columns-repeated="5"/>
        </table:table-row>
        <table:table-row table:style-name="ro1">
          <table:table-cell table:formula="of:=[.A46]*[.E46]" office:value-type="float" office:value="0.0281053408759986" calcext:value-type="float">
            <text:p>0,0281053408759986</text:p>
          </table:table-cell>
          <table:table-cell/>
          <table:table-cell table:formula="of:=[.A46]*[.A46]" office:value-type="float" office:value="0.0000104132159763754" calcext:value-type="float">
            <text:p>1,04132159763754E-05</text:p>
          </table:table-cell>
          <table:table-cell table:number-columns-repeated="5"/>
        </table:table-row>
        <table:table-row table:style-name="ro1">
          <table:table-cell table:formula="of:=[.A47]*[.E47]" office:value-type="float" office:value="0.0279501860251906" calcext:value-type="float">
            <text:p>0,0279501860251906</text:p>
          </table:table-cell>
          <table:table-cell/>
          <table:table-cell table:formula="of:=[.A47]*[.A47]" office:value-type="float" office:value="0.0000105079456771699" calcext:value-type="float">
            <text:p>1,05079456771699E-05</text:p>
          </table:table-cell>
          <table:table-cell table:number-columns-repeated="5"/>
        </table:table-row>
        <table:table-row table:style-name="ro1">
          <table:table-cell table:formula="of:=[.A48]*[.E48]" office:value-type="float" office:value="0.0278619395357648" calcext:value-type="float">
            <text:p>0,0278619395357648</text:p>
          </table:table-cell>
          <table:table-cell/>
          <table:table-cell table:formula="of:=[.A48]*[.A48]" office:value-type="float" office:value="0.0000106184916291627" calcext:value-type="float">
            <text:p>1,06184916291627E-05</text:p>
          </table:table-cell>
          <table:table-cell table:number-columns-repeated="5"/>
        </table:table-row>
        <table:table-row table:style-name="ro1">
          <table:table-cell table:formula="of:=[.A49]*[.E49]" office:value-type="float" office:value="0.0277620384115524" calcext:value-type="float">
            <text:p>0,0277620384115524</text:p>
          </table:table-cell>
          <table:table-cell/>
          <table:table-cell table:formula="of:=[.A49]*[.A49]" office:value-type="float" office:value="0.0000106810492948326" calcext:value-type="float">
            <text:p>1,06810492948326E-05</text:p>
          </table:table-cell>
          <table:table-cell table:number-columns-repeated="5"/>
        </table:table-row>
        <table:table-row table:style-name="ro1">
          <table:table-cell table:formula="of:=[.A50]*[.E50]" office:value-type="float" office:value="0.0275682721058801" calcext:value-type="float">
            <text:p>0,0275682721058801</text:p>
          </table:table-cell>
          <table:table-cell/>
          <table:table-cell table:formula="of:=[.A50]*[.A50]" office:value-type="float" office:value="0.0000108206371191136" calcext:value-type="float">
            <text:p>1,08206371191136E-05</text:p>
          </table:table-cell>
          <table:table-cell table:number-columns-repeated="5"/>
        </table:table-row>
        <table:table-row table:style-name="ro1">
          <table:table-cell table:formula="of:=[.A51]*[.E51]" office:value-type="float" office:value="0.0273740721318703" calcext:value-type="float">
            <text:p>0,0273740721318703</text:p>
          </table:table-cell>
          <table:table-cell/>
          <table:table-cell table:formula="of:=[.A51]*[.A51]" office:value-type="float" office:value="0.0000109760585644552" calcext:value-type="float">
            <text:p>1,09760585644552E-05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Y^2</text:p>
          </table:table-cell>
          <table:table-cell table:formula="of:=SUM([.C80:.C103])/24" office:value-type="float" office:value="71.6370134067607" calcext:value-type="float">
            <text:p>71,6370134067607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E28]^2" office:value-type="float" office:value="63.7265999914351" calcext:value-type="float">
            <text:p>63,726599991435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29]^2" office:value-type="float" office:value="64.5773608791212" calcext:value-type="float">
            <text:p>64,577360879121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30]^2" office:value-type="float" office:value="65.3904292367665" calcext:value-type="float">
            <text:p>65,3904292367665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31]^2" office:value-type="float" office:value="66.4842436226071" calcext:value-type="float">
            <text:p>66,484243622607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32]^2" office:value-type="float" office:value="67.3986409667544" calcext:value-type="float">
            <text:p>67,3986409667544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33]^2" office:value-type="float" office:value="68.4961819976489" calcext:value-type="float">
            <text:p>68,496181997648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34]^2" office:value-type="float" office:value="69.1035045011894" calcext:value-type="float">
            <text:p>69,1035045011894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35]^2" office:value-type="float" office:value="70.1601241335266" calcext:value-type="float">
            <text:p>70,160124133526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36]^2" office:value-type="float" office:value="70.8167148522196" calcext:value-type="float">
            <text:p>70,816714852219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37]^2" office:value-type="float" office:value="71.9726481746612" calcext:value-type="float">
            <text:p>71,972648174661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38]^2" office:value-type="float" office:value="72.9300494465569" calcext:value-type="float">
            <text:p>72,930049446556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39]^2" office:value-type="float" office:value="73.4132360639439" calcext:value-type="float">
            <text:p>73,413236063943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40]^2" office:value-type="float" office:value="74.5915305244278" calcext:value-type="float">
            <text:p>74,5915305244278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41]^2" office:value-type="float" office:value="75.7027722190624" calcext:value-type="float">
            <text:p>75,7027722190624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42]^2" office:value-type="float" office:value="76.6076823740534" calcext:value-type="float">
            <text:p>76,6076823740534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43]^2" office:value-type="float" office:value="77.8226499246644" calcext:value-type="float">
            <text:p>77,8226499246644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44]^2" office:value-type="float" office:value="78.4705941330005" calcext:value-type="float">
            <text:p>78,4705941330005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45]^2" office:value-type="float" office:value="77.648575879098" calcext:value-type="float">
            <text:p>77,648575879098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46]^2" office:value-type="float" office:value="75.8565065344036" calcext:value-type="float">
            <text:p>75,856506534403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47]^2" office:value-type="float" office:value="74.3449693064232" calcext:value-type="float">
            <text:p>74,344969306423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48]^2" office:value-type="float" office:value="73.1071513549639" calcext:value-type="float">
            <text:p>73,107151354963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49]^2" office:value-type="float" office:value="72.1587135767066" calcext:value-type="float">
            <text:p>72,158713576706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50]^2" office:value-type="float" office:value="70.2370496799459" calcext:value-type="float">
            <text:p>70,237049679945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51]^2" office:value-type="float" office:value="68.2703923890765" calcext:value-type="float">
            <text:p>68,270392389076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3">00.00.0000</text:date>, <text:time style:data-style-name="N2" text:time-value="23:48:41.0107316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9T14:20:17.282024949</meta:creation-date>
    <meta:generator>LibreOffice/7.2.6.2$Linux_X86_64 LibreOffice_project/20$Build-2</meta:generator>
    <dc:date>2022-04-03T00:29:31.458741816</dc:date>
    <meta:editing-duration>PT3H53M28S</meta:editing-duration>
    <meta:editing-cycles>26</meta:editing-cycles>
    <meta:document-statistic meta:table-count="1" meta:cell-count="30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5cm" svg:height="8.996cm" xlink:href=".." xlink:type="simple" chart:class="chart:scatter" chart:style-name="ch1">
        <chart:legend chart:legend-position="end" svg:x="13.501cm" svg:y="4.203cm" style:legend-expansion="high" chart:style-name="ch2"/>
        <chart:plot-area chart:style-name="ch3" table:cell-range-address="Sheet1.A28:Sheet1.A51 Sheet1.E28:Sheet1.E51" svg:x="0.319cm" svg:y="0.179cm" svg:width="12.863cm" svg:height="8.638cm">
          <chart:coordinate-region svg:x="1.064cm" svg:y="0.374cm" svg:width="11.578cm" svg:height="7.8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28:Sheet1.E51" chart:class="chart:scatter">
            <chart:domain table:cell-range-address="Sheet1.A28:Sheet1.A51"/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3648507688684">
                <text:p>0.0033648507688684</text:p>
                <draw:g>
                  <svg:desc>Sheet1.A28:Sheet1.A51</svg:desc>
                </draw:g>
              </table:table-cell>
              <table:table-cell office:value-type="float" office:value="7.98289421146461">
                <text:p>7.98289421146461</text:p>
                <draw:g>
                  <svg:desc>Sheet1.E28:Sheet1.E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35356651799188">
                <text:p>0.00335356651799188</text:p>
              </table:table-cell>
              <table:table-cell office:value-type="float" office:value="8.03600403677855">
                <text:p>8.036004036778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34235769912096">
                <text:p>0.00334235769912096</text:p>
              </table:table-cell>
              <table:table-cell office:value-type="float" office:value="8.08643489040544">
                <text:p>8.086434890405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331223558413">
                <text:p>0.003331223558413</text:p>
              </table:table-cell>
              <table:table-cell office:value-type="float" office:value="8.15378707243494">
                <text:p>8.153787072434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32016335203692">
                <text:p>0.00332016335203692</text:p>
              </table:table-cell>
              <table:table-cell office:value-type="float" office:value="8.20966753082939">
                <text:p>8.209667530829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30917634600748">
                <text:p>0.00330917634600748</text:p>
              </table:table-cell>
              <table:table-cell office:value-type="float" office:value="8.27624202145206">
                <text:p>8.276242021452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29826181602296">
                <text:p>0.00329826181602296</text:p>
              </table:table-cell>
              <table:table-cell office:value-type="float" office:value="8.31285176706462">
                <text:p>8.312851767064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28741904730596">
                <text:p>0.00328741904730596</text:p>
              </table:table-cell>
              <table:table-cell office:value-type="float" office:value="8.37616404647895">
                <text:p>8.376164046478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327664733444739">
                <text:p>0.00327664733444739</text:p>
              </table:table-cell>
              <table:table-cell office:value-type="float" office:value="8.41526677249269">
                <text:p>8.415266772492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326594598125347">
                <text:p>0.00326594598125347</text:p>
              </table:table-cell>
              <table:table-cell office:value-type="float" office:value="8.48366949937709">
                <text:p>8.483669499377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325531430059572">
                <text:p>0.00325531430059572</text:p>
              </table:table-cell>
              <table:table-cell office:value-type="float" office:value="8.53990921769997">
                <text:p>8.539909217699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324475161426393">
                <text:p>0.00324475161426393</text:p>
              </table:table-cell>
              <table:table-cell office:value-type="float" office:value="8.56815243001337">
                <text:p>8.568152430013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323425725282189">
                <text:p>0.00323425725282189</text:p>
              </table:table-cell>
              <table:table-cell office:value-type="float" office:value="8.63663884415852">
                <text:p>8.636638844158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3223830555466">
                <text:p>0.003223830555466</text:p>
              </table:table-cell>
              <table:table-cell office:value-type="float" office:value="8.70073400461492">
                <text:p>8.700734004614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321347086988656">
                <text:p>0.00321347086988656</text:p>
              </table:table-cell>
              <table:table-cell office:value-type="float" office:value="8.75258146914688">
                <text:p>8.752581469146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320317755213171">
                <text:p>0.00320317755213171</text:p>
              </table:table-cell>
              <table:table-cell office:value-type="float" office:value="8.82171468166277">
                <text:p>8.821714681662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319294996647403">
                <text:p>0.00319294996647403</text:p>
              </table:table-cell>
              <table:table-cell office:value-type="float" office:value="8.8583629488185">
                <text:p>8.85836294881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320317755213171">
                <text:p>0.00320317755213171</text:p>
              </table:table-cell>
              <table:table-cell office:value-type="float" office:value="8.81184293318361">
                <text:p>8.811842933183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322695149891897">
                <text:p>0.00322695149891897</text:p>
              </table:table-cell>
              <table:table-cell office:value-type="float" office:value="8.70956408406319">
                <text:p>8.709564084063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324159616195014">
                <text:p>0.00324159616195014</text:p>
              </table:table-cell>
              <table:table-cell office:value-type="float" office:value="8.62235288691105">
                <text:p>8.622352886911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325860271115746">
                <text:p>0.00325860271115746</text:p>
              </table:table-cell>
              <table:table-cell office:value-type="float" office:value="8.55027200473552">
                <text:p>8.550272004735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326818746323289">
                <text:p>0.00326818746323289</text:p>
              </table:table-cell>
              <table:table-cell office:value-type="float" office:value="8.49462851316681">
                <text:p>8.494628513166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328947368421053">
                <text:p>0.00328947368421053</text:p>
              </table:table-cell>
              <table:table-cell office:value-type="float" office:value="8.38075472018755">
                <text:p>8.380754720187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331301351709515">
                <text:p>0.00331301351709515</text:p>
              </table:table-cell>
              <table:table-cell office:value-type="float" office:value="8.26258993228374">
                <text:p>8.262589932283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16cm" svg:y="4.205cm" style:legend-expansion="high" chart:style-name="ch2"/>
        <chart:plot-area chart:style-name="ch3" table:cell-range-address="Sheet1.B28:Sheet1.B51 Sheet1.E3:Sheet1.E26" svg:x="0.32cm" svg:y="0.18cm" svg:width="12.876cm" svg:height="8.64cm">
          <chart:coordinate-region svg:x="1.347cm" svg:y="0.375cm" svg:width="11.556cm" svg:height="7.8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3:Sheet1.E26" chart:class="chart:scatter">
            <chart:domain table:cell-range-address="Sheet1.B28:Sheet1.B51"/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7.19">
                <text:p>297.19</text:p>
                <draw:g>
                  <svg:desc>Sheet1.B28:Sheet1.B51</svg:desc>
                </draw:g>
              </table:table-cell>
              <table:table-cell office:value-type="float" office:value="2930.4">
                <text:p>2930.4</text:p>
                <draw:g>
                  <svg:desc>Sheet1.E3:Sheet1.E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8.19">
                <text:p>298.19</text:p>
              </table:table-cell>
              <table:table-cell office:value-type="float" office:value="3090.24">
                <text:p>3090.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9.19">
                <text:p>299.19</text:p>
              </table:table-cell>
              <table:table-cell office:value-type="float" office:value="3250.08">
                <text:p>3250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.19">
                <text:p>300.19</text:p>
              </table:table-cell>
              <table:table-cell office:value-type="float" office:value="3476.52">
                <text:p>3476.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1.19">
                <text:p>301.19</text:p>
              </table:table-cell>
              <table:table-cell office:value-type="float" office:value="3676.32">
                <text:p>3676.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2.19">
                <text:p>302.19</text:p>
              </table:table-cell>
              <table:table-cell office:value-type="float" office:value="3929.4">
                <text:p>3929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3.19">
                <text:p>303.19</text:p>
              </table:table-cell>
              <table:table-cell office:value-type="float" office:value="4075.92">
                <text:p>4075.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4.19">
                <text:p>304.19</text:p>
              </table:table-cell>
              <table:table-cell office:value-type="float" office:value="4342.32">
                <text:p>4342.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5.19">
                <text:p>305.19</text:p>
              </table:table-cell>
              <table:table-cell office:value-type="float" office:value="4515.48">
                <text:p>4515.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6.19">
                <text:p>306.19</text:p>
              </table:table-cell>
              <table:table-cell office:value-type="float" office:value="4835.16">
                <text:p>4835.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7.19">
                <text:p>307.19</text:p>
              </table:table-cell>
              <table:table-cell office:value-type="float" office:value="5114.88">
                <text:p>5114.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8.19">
                <text:p>308.19</text:p>
              </table:table-cell>
              <table:table-cell office:value-type="float" office:value="5261.4">
                <text:p>5261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9.19">
                <text:p>309.19</text:p>
              </table:table-cell>
              <table:table-cell office:value-type="float" office:value="5634.36">
                <text:p>5634.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0.19">
                <text:p>310.19</text:p>
              </table:table-cell>
              <table:table-cell office:value-type="float" office:value="6007.32">
                <text:p>6007.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1.19">
                <text:p>311.19</text:p>
              </table:table-cell>
              <table:table-cell office:value-type="float" office:value="6327">
                <text:p>63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2.19">
                <text:p>312.19</text:p>
              </table:table-cell>
              <table:table-cell office:value-type="float" office:value="6779.88">
                <text:p>6779.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3.19">
                <text:p>313.19</text:p>
              </table:table-cell>
              <table:table-cell office:value-type="float" office:value="7032.96">
                <text:p>7032.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2.19">
                <text:p>312.19</text:p>
              </table:table-cell>
              <table:table-cell office:value-type="float" office:value="6713.28">
                <text:p>6713.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9.89">
                <text:p>309.89</text:p>
              </table:table-cell>
              <table:table-cell office:value-type="float" office:value="6060.6">
                <text:p>6060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8.49">
                <text:p>308.49</text:p>
              </table:table-cell>
              <table:table-cell office:value-type="float" office:value="5554.44">
                <text:p>5554.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6.88">
                <text:p>306.88</text:p>
              </table:table-cell>
              <table:table-cell office:value-type="float" office:value="5168.16">
                <text:p>5168.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5.98">
                <text:p>305.98</text:p>
              </table:table-cell>
              <table:table-cell office:value-type="float" office:value="4888.44">
                <text:p>4888.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4">
                <text:p>304</text:p>
              </table:table-cell>
              <table:table-cell office:value-type="float" office:value="4362.3">
                <text:p>4362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1.84">
                <text:p>301.84</text:p>
              </table:table-cell>
              <table:table-cell office:value-type="float" office:value="3876.12">
                <text:p>3876.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